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5cf56" officeooo:paragraph-rsid="0015cf56" style:font-size-asian="15pt" style:font-size-complex="15pt"/>
    </style:style>
    <style:style style:name="P2" style:family="paragraph" style:parent-style-name="Standard">
      <style:text-properties fo:font-size="15pt" officeooo:rsid="0015cf56" officeooo:paragraph-rsid="00177380" style:font-size-asian="15pt" style:font-size-complex="15pt"/>
    </style:style>
    <style:style style:name="P3" style:family="paragraph" style:parent-style-name="Standard">
      <style:text-properties fo:font-size="22pt" fo:font-weight="bold" officeooo:rsid="0015cf56" officeooo:paragraph-rsid="00177380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177380" officeooo:paragraph-rsid="00177380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officeooo:rsid="00177380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第一种读取方式</text:span></text:p>
      <text:p text:style-name="P2">public class CopyFile {</text:p>
      <text:p text:style-name="P1"/>
      <text:p text:style-name="P1"><text:tab/>/**拷贝文件方式1</text:p>
      <text:p text:style-name="P1"><text:tab/> * 把一个java文件拷贝到项目的根目录</text:p>
      <text:p text:style-name="P1"><text:tab/> * 步奏：1，创建字符输入流对象</text:p>
      <text:p text:style-name="P1"><text:tab/> * 2.创建字符输出流对象</text:p>
      <text:p text:style-name="P1"><text:tab/> * 3，把输入流输入的数据写入输出流中</text:p>
      <text:p text:style-name="P1"><text:tab/> * 4，关闭释放资源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s text:c="9"/>copy();</text:p>
      <text:p text:style-name="P1"><text:tab/>}</text:p>
      <text:p text:style-name="P1"><text:s text:c="5"/>public static void copy(){</text:p>
      <text:p text:style-name="P1"><text:s text:c="4"/><text:tab/> Reader reder=null;</text:p>
      <text:p text:style-name="P1"><text:s text:c="4"/><text:tab/> Writer writer=null;</text:p>
      <text:p text:style-name="P1"><text:s text:c="4"/><text:tab/> try {</text:p>
      <text:p text:style-name="P1"><text:s text:c="4"/><text:tab/><text:tab/> //创建文件读取对象</text:p>
      <text:p text:style-name="P1"><text:tab/><text:tab/><text:tab/> reder=new FileReader("src/chuliu/stuy/WriterDemo.java");</text:p>
      <text:p text:style-name="P1"><text:tab/><text:tab/><text:tab/> //创建写文件的对象</text:p>
      <text:p text:style-name="P1"><text:tab/><text:tab/><text:tab/> writer=new FileWriter("WriterDemo.java");</text:p>
      <text:p text:style-name="P1"><text:tab/><text:tab/><text:tab/> int num=-1;</text:p>
      <text:p text:style-name="P1"><text:tab/><text:tab/><text:tab/>while((num=reder.read())!=-1){</text:p>
      <text:p text:style-name="P1"><text:tab/><text:tab/><text:tab/><text:tab/>writer.write(num);</text:p>
      <text:p text:style-name="P1"><text:tab/><text:tab/><text:tab/>}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catch (IO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finally{</text:p>
      <text:p text:style-name="P1"><text:tab/><text:tab/><text:tab/>//谁先开始后关谁</text:p>
      <text:p text:style-name="P1"><text:tab/><text:tab/><text:tab/><text:tab/>try {</text:p>
      <text:p text:style-name="P1"><text:tab/><text:tab/><text:tab/><text:tab/><text:tab/>if(writer!=null)</text:p>
      <text:p text:style-name="P1"><text:tab/><text:tab/><text:tab/><text:tab/><text:tab/>writer.close();</text:p>
      <text:p text:style-name="P1"><text:tab/><text:tab/><text:tab/><text:tab/><text:tab/>if(reder!=null)</text:p>
      <text:p text:style-name="P1"><text:tab/><text:tab/><text:tab/><text:tab/><text:tab/>reder.close();</text:p>
      <text:p text:style-name="P1"><text:tab/><text:tab/><text:tab/><text:tab/>} catch (IOException e) {</text:p>
      <text:p text:style-name="P1"><text:soft-page-break/><text:tab/><text:tab/><text:tab/><text:tab/><text:tab/>// TODO Auto-generated catch block</text:p>
      <text:p text:style-name="P1"><text:tab/><text:tab/><text:tab/><text:tab/><text:tab/>e.printStackTrace();</text:p>
      <text:p text:style-name="P1"><text:tab/><text:tab/><text:tab/>}</text:p>
      <text:p text:style-name="P1"><text:tab/><text:tab/>}</text:p>
      <text:p text:style-name="P1"><text:s text:c="5"/>}</text:p>
      <text:p text:style-name="P1">}</text:p>
      <text:p text:style-name="P4">第二种读取方式</text:p>
      <text:p text:style-name="P4">把单个读取换成字符组读取</text:p>
      <text:p text:style-name="P4"><text:s/>//定义读取长度，每次读取长度的对象</text:p>
      <text:p text:style-name="P4"><text:tab/><text:tab/><text:tab/> int len=-1;</text:p>
      <text:p text:style-name="P4"><text:tab/><text:tab/><text:tab/> //定义存储读取内容的字符数组</text:p>
      <text:p text:style-name="P4"><text:tab/><text:tab/><text:tab/> char[] cha=new char[1024];</text:p>
      <text:p text:style-name="P4"><text:tab/><text:tab/><text:tab/> //当不等于-1就一直读取</text:p>
      <text:p text:style-name="P4"><text:tab/><text:tab/><text:tab/>while((len=reder.read(cha))!=-1){</text:p>
      <text:p text:style-name="P4"><text:tab/><text:tab/><text:tab/><text:tab/>//把读取的文件写入目标文件中</text:p>
      <text:p text:style-name="P4"><text:tab/><text:tab/><text:tab/><text:tab/>writer.write(cha, 0, len);</text:p>
      <text:p text:style-name="P4"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18S</meta:editing-duration>
    <meta:editing-cycles>4</meta:editing-cycles>
    <meta:generator>LibreOffice/5.3.0.3$Windows_X86_64 LibreOffice_project/7074905676c47b82bbcfbea1aeefc84afe1c50e1</meta:generator>
    <dc:date>2017-12-28T18:22:58.158000000</dc:date>
    <meta:document-statistic meta:table-count="0" meta:image-count="0" meta:object-count="0" meta:page-count="2" meta:paragraph-count="56" meta:word-count="275" meta:character-count="1139" meta:non-whitespace-character-count="902"/>
    <meta:user-defined meta:name="Info 1"/>
    <meta:user-defined meta:name="Info 2"/>
    <meta:user-defined meta:name="Info 3"/>
    <meta:user-defined meta:name="Info 4"/>
  </office:meta>
</office:document-meta>
</file>